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10416666666666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72916666666666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937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479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2.9791666666666665in"/>
    </style:style>
    <style:style style:name="co12" style:family="table-column">
      <style:table-column-properties fo:break-before="auto" style:column-width="1.7291666666666667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type-of-victim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resident-status-of-victim">
      <style:table-properties table:display="true" style:writing-mode="lr-tb"/>
    </style:style>
    <style:style style:name="ta4" style:family="table" style:master-page-name="PageStyle_5f_how-suspect-left-the-scene">
      <style:table-properties table:display="true" style:writing-mode="lr-tb"/>
    </style:style>
    <style:style style:name="ta5" style:family="table" style:master-page-name="PageStyle_5f_day-of-week-time-of-day">
      <style:table-properties table:display="true" style:writing-mode="lr-tb"/>
    </style:style>
    <style:style style:name="ta6" style:family="table" style:master-page-name="PageStyle_5f_time-of-day-percentage">
      <style:table-properties table:display="true" style:writing-mode="lr-tb"/>
    </style:style>
    <style:style style:name="ta7" style:family="table" style:master-page-name="PageStyle_5f_offender-age-gender-and-race">
      <style:table-properties table:display="true" style:writing-mode="lr-tb"/>
    </style:style>
    <style:style style:name="ta8" style:family="table" style:master-page-name="PageStyle_5f_victim-by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type-of-victim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Type of Victim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2" office:value-type="string">
            <text:p>Individual</text:p>
          </table:table-cell>
          <table:table-cell table:style-name="ce23" office:value-type="float" office:value="5790">
            <text:p>5790</text:p>
          </table:table-cell>
          <table:table-cell table:style-name="ce22"/>
        </table:table-row>
        <table:table-row table:style-name="ro2">
          <table:table-cell table:style-name="ce22" office:value-type="string">
            <text:p>Business</text:p>
          </table:table-cell>
          <table:table-cell table:style-name="ce23" office:value-type="float" office:value="813">
            <text:p>813</text:p>
          </table:table-cell>
          <table:table-cell table:style-name="ce22"/>
        </table:table-row>
        <table:table-row table:style-name="ro2">
          <table:table-cell table:style-name="ce22" office:value-type="string">
            <text:p>Financial Institution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Government</text:p>
          </table:table-cell>
          <table:table-cell table:style-name="ce23" office:value-type="float" office:value="8">
            <text:p>8</text:p>
          </table:table-cell>
          <table:table-cell table:style-name="ce22"/>
        </table:table-row>
        <table:table-row table:style-name="ro2">
          <table:table-cell table:style-name="ce22" office:value-type="string">
            <text:p>Religious</text:p>
          </table:table-cell>
          <table:table-cell table:style-name="ce23" office:value-type="float" office:value="0">
            <text:p>0</text:p>
          </table:table-cell>
          <table:table-cell table:style-name="ce22"/>
        </table:table-row>
        <table:table-row table:style-name="ro2">
          <table:table-cell table:style-name="ce22" office:value-type="string">
            <text:p>Society/Public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Unknown Type</text:p>
          </table:table-cell>
          <table:table-cell table:style-name="ce22" office:value-type="float" office:value="7">
            <text:p>7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Number of Robberies </text:p>
          </table:table-cell>
          <table:table-cell table:style-name="ce22" office:value-type="float" office:value="441">
            <text:p>441</text:p>
          </table:table-cell>
          <table:table-cell table:style-name="ce22" office:value-type="float" office:value="300">
            <text:p>300</text:p>
          </table:table-cell>
          <table:table-cell table:style-name="ce22" office:value-type="float" office:value="349">
            <text:p>349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399">
            <text:p>399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404">
            <text:p>404</text:p>
          </table:table-cell>
          <table:table-cell table:style-name="ce22" office:value-type="float" office:value="427">
            <text:p>427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424">
            <text:p>424</text:p>
          </table:table-cell>
          <table:table-cell table:style-name="ce22" office:value-type="float" office:value="425">
            <text:p>425</text:p>
          </table:table-cell>
          <table:table-cell table:style-name="ce22" office:value-type="float" office:value="435">
            <text:p>435</text:p>
          </table:table-cell>
        </table:table-row>
      </table:table>
      <table:table table:name="resident-status-of-victim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Resident Status* of Victim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4438">
            <text:p>4438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231">
            <text:p>1231</text:p>
          </table:table-cell>
        </table:table-row>
        <table:table-row table:style-name="ro2">
          <table:table-cell table:style-name="ce22" office:value-type="string">
            <text:p>Unknown Status</text:p>
          </table:table-cell>
          <table:table-cell table:style-name="ce22" office:value-type="float" office:value="121">
            <text:p>121</text:p>
          </table:table-cell>
        </table:table-row>
        <table:table-row table:style-name="ro2">
          <table:table-cell table:style-name="ce22" office:value-type="string">
            <text:p>Total Status</text:p>
          </table:table-cell>
          <table:table-cell table:style-name="ce22" table:formula="oooc:=SUM([.B2:.B4])" office:value-type="string">
            <text:p>5790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the-scen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How Offender(s)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413">
            <text:p>413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1447">
            <text:p>1447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28">
            <text:p>328</text:p>
          </table:table-cell>
        </table:table-row>
        <table:table-row table:style-name="ro2">
          <table:table-cell table:style-name="ce22" office:value-type="string">
            <text:p>Note: Exit not reported for 2434 offenses.</text:p>
          </table:table-cell>
          <table:table-cell table:style-name="ce22"/>
        </table:table-row>
        <table:table-row table:style-name="ro2">
          <table:table-cell table:number-columns-repeated="2" table:style-name="ce22"/>
        </table:table-row>
      </table:table>
      <table:table table:name="day-of-week-time-of-day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7">
            <text:p>3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">
            <text:p>1</text:p>
          </table:table-cell>
          <table:table-cell table:style-name="ce22"/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50">
            <text:p>50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14">
            <text:p>114</text:p>
          </table:table-cell>
          <table:table-cell table:style-name="ce23" office:value-type="float" office:value="112">
            <text:p>112</text:p>
          </table:table-cell>
          <table:table-cell table:style-name="ce23" office:value-type="float" office:value="3">
            <text:p>3</text:p>
          </table:table-cell>
          <table:table-cell table:style-name="ce22"/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558</text:p>
          </table:table-cell>
          <table:table-cell table:style-name="ce22" table:formula="oooc:=SUM([.C2:.C8])" office:value-type="string">
            <text:p>393</text:p>
          </table:table-cell>
          <table:table-cell table:style-name="ce22" table:formula="oooc:=SUM([.D2:.D8])" office:value-type="string">
            <text:p>162</text:p>
          </table:table-cell>
          <table:table-cell table:style-name="ce22" table:formula="oooc:=SUM([.E2:.E8])" office:value-type="string">
            <text:p>120</text:p>
          </table:table-cell>
          <table:table-cell table:style-name="ce22" table:formula="oooc:=SUM([.F2:.F8])" office:value-type="string">
            <text:p>122</text:p>
          </table:table-cell>
          <table:table-cell table:style-name="ce22" table:formula="oooc:=SUM([.G2:.G8])" office:value-type="string">
            <text:p>194</text:p>
          </table:table-cell>
          <table:table-cell table:style-name="ce22" table:formula="oooc:=SUM([.H2:.H8])" office:value-type="string">
            <text:p>253</text:p>
          </table:table-cell>
          <table:table-cell table:style-name="ce22" table:formula="oooc:=SUM([.I2:.I8])" office:value-type="string">
            <text:p>294</text:p>
          </table:table-cell>
          <table:table-cell table:style-name="ce22" table:formula="oooc:=SUM([.J2:.J8])" office:value-type="string">
            <text:p>333</text:p>
          </table:table-cell>
          <table:table-cell table:style-name="ce22" table:formula="oooc:=SUM([.K2:.K8])" office:value-type="string">
            <text:p>531</text:p>
          </table:table-cell>
          <table:table-cell table:style-name="ce22" table:formula="oooc:=SUM([.L2:.L8])" office:value-type="string">
            <text:p>891</text:p>
          </table:table-cell>
          <table:table-cell table:style-name="ce22" table:formula="oooc:=SUM([.M2:.M8])" office:value-type="string">
            <text:p>854</text:p>
          </table:table-cell>
          <table:table-cell table:style-name="ce22" table:formula="oooc:=SUM([.N2:.N8])" office:value-type="string">
            <text:p>24</text:p>
          </table:table-cell>
        </table:table-row>
      </table:table>
      <table:table table:name="time-of-day-percentage" table:style-name="ta6" table:print="false">
        <office:forms form:automatic-focus="false" form:apply-design-mode="false"/>
        <table:table-column table:style-name="co11" table:default-cell-style-name="ce15"/>
        <table:table-column table:style-name="co12" table:default-cell-style-name="ce15"/>
        <table:table-column table:style-name="co10" table:default-cell-style-name="ce15" table:number-columns-repeated="254"/>
        <table:table-row table:style-name="ro2">
          <table:table-cell table:style-name="ce22" office:value-type="string">
            <text:p>Time of Offense</text:p>
          </table:table-cell>
          <table:table-cell table:style-name="ce22" office:value-type="string">
            <text:p>Percentage of Robberies</text:p>
          </table:table-cell>
        </table:table-row>
        <table:table-row table:style-name="ro2">
          <table:table-cell table:style-name="ce22" office:value-type="string">
            <text:p>6:00 a.m. - 11:59 a.m.</text:p>
          </table:table-cell>
          <table:table-cell table:style-name="ce24" office:value-type="percentage" office:value="0.092">
            <text:p>9.20%</text:p>
          </table:table-cell>
        </table:table-row>
        <table:table-row table:style-name="ro2">
          <table:table-cell table:style-name="ce22" office:value-type="string">
            <text:p>Noon - 5:59 p.m.</text:p>
          </table:table-cell>
          <table:table-cell table:style-name="ce24" office:value-type="percentage" office:value="0.186">
            <text:p>18.60%</text:p>
          </table:table-cell>
        </table:table-row>
        <table:table-row table:style-name="ro2">
          <table:table-cell table:style-name="ce22" office:value-type="string">
            <text:p>6:00 p.m. - 11:59 p.m.</text:p>
          </table:table-cell>
          <table:table-cell table:style-name="ce24" office:value-type="percentage" office:value="0.481">
            <text:p>48.10%</text:p>
          </table:table-cell>
        </table:table-row>
        <table:table-row table:style-name="ro2">
          <table:table-cell table:style-name="ce22" office:value-type="string">
            <text:p>Midnight - 5:59 a.m.</text:p>
          </table:table-cell>
          <table:table-cell table:style-name="ce24" office:value-type="percentage" office:value="0.235">
            <text:p>23.50%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4" office:value-type="percentage" office:value="0.005">
            <text:p>0.50%</text:p>
          </table:table-cell>
        </table:table-row>
      </table:table>
      <table:table table:name="offender-age-gender-and-race" table:style-name="ta7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 </text:p>
          </table:table-cell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3" office:value-type="float" office:value="257">
            <text:p>257</text:p>
          </table:table-cell>
          <table:table-cell table:style-name="ce23" office:value-type="float" office:value="687">
            <text:p>687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24">
            <text:p>24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3" office:value-type="float" office:value="1508">
            <text:p>1508</text:p>
          </table:table-cell>
          <table:table-cell table:style-name="ce23" office:value-type="float" office:value="2677">
            <text:p>2677</text:p>
          </table:table-cell>
          <table:table-cell table:style-name="ce23" office:value-type="float" office:value="295">
            <text:p>295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22">
            <text:p>22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3" office:value-type="float" office:value="1859">
            <text:p>1859</text:p>
          </table:table-cell>
          <table:table-cell table:style-name="ce23" office:value-type="float" office:value="3414">
            <text:p>3414</text:p>
          </table:table-cell>
          <table:table-cell table:style-name="ce23" office:value-type="float" office:value="431">
            <text:p>431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271">
            <text:p>271</text:p>
          </table:table-cell>
          <table:table-cell table:style-name="ce23" office:value-type="float" office:value="46">
            <text:p>46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585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victim-by-age-gender-and-race" table:style-name="ta8" table:print="false">
        <office:forms form:automatic-focus="false" form:apply-design-mode="false"/>
        <table:table-column table:style-name="co14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20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 </text:p>
          </table:table-cell>
          <table:table-cell table:style-name="ce23" office:value-type="string">
            <text:p>0 - 17 </text:p>
          </table:table-cell>
          <table:table-cell table:style-name="ce23" office:value-type="string">
            <text:p>18 - 35 </text:p>
          </table:table-cell>
          <table:table-cell table:style-name="ce23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3" office:value-type="float" office:value="244">
            <text:p>244</text:p>
          </table:table-cell>
          <table:table-cell table:style-name="ce23" office:value-type="float" office:value="1157">
            <text:p>1157</text:p>
          </table:table-cell>
          <table:table-cell table:style-name="ce23" office:value-type="float" office:value="642">
            <text:p>642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548">
            <text:p>548</text:p>
          </table:table-cell>
          <table:table-cell table:style-name="ce23" office:value-type="float" office:value="367">
            <text:p>367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3" office:value-type="float" office:value="232">
            <text:p>232</text:p>
          </table:table-cell>
          <table:table-cell table:style-name="ce23" office:value-type="float" office:value="969">
            <text:p>969</text:p>
          </table:table-cell>
          <table:table-cell table:style-name="ce23" office:value-type="float" office:value="536">
            <text:p>536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455">
            <text:p>455</text:p>
          </table:table-cell>
          <table:table-cell table:style-name="ce23" office:value-type="float" office:value="247">
            <text:p>247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8">
            <text:p>38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3" office:value-type="float" office:value="496">
            <text:p>496</text:p>
          </table:table-cell>
          <table:table-cell table:style-name="ce23" office:value-type="float" office:value="2223">
            <text:p>2223</text:p>
          </table:table-cell>
          <table:table-cell table:style-name="ce23" office:value-type="float" office:value="1269">
            <text:p>1269</text:p>
          </table:table-cell>
          <table:table-cell table:style-name="ce23" office:value-type="float" office:value="94">
            <text:p>94</text:p>
          </table:table-cell>
          <table:table-cell table:style-name="ce23" office:value-type="float" office:value="1043">
            <text:p>1043</text:p>
          </table:table-cell>
          <table:table-cell table:style-name="ce23" office:value-type="float" office:value="661">
            <text:p>661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Gender unknown = 4.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5"/>
          <table:table-cell table:number-columns-repeated="6" table:style-name="ce22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type-of-victim" style:display-name="PageStyle_type-of-victim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day-of-week-time-of-day" style:display-name="PageStyle_day-of-week-time-of-day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ime-of-day-percentage" style:display-name="PageStyle_time-of-day-percentage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victim-by-age-gender-and-race" style:display-name="PageStyle_victim-by-age-gender-and-race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